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0B1A62A743C.png" manifest:media-type="image/png"/>
  <manifest:file-entry manifest:full-path="Pictures/1000000100000130000000F08E08562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nstantia" svg:font-family="Constantia" style:font-pitch="variable"/>
    <style:font-face style:name="Constantia1" svg:font-family="Constantia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1" svg:font-family="'Noto Sans'" style:font-family-generic="system" style:font-pitch="variable"/>
    <style:font-face style:name="Oswald" svg:font-family="Oswald" style:font-pitch="variable"/>
    <style:font-face style:name="Oswald1" svg:font-family="Oswald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25cm" fo:min-width="2.64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3.08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21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3.463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725cm" fo:min-width="3.092cm" loext:decorative="false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4.132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3cm" fo:min-width="1.72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095cm" fo:min-width="4.132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02cm" fo:min-width="4.33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02cm" fo:min-width="4.72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36cm" fo:min-width="6.476cm" loext:decorative="false"/>
      <style:paragraph-properties style:writing-mode="lr-tb"/>
    </style:style>
    <style:style style:name="gr2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0" draw:marker-end-width="0.3cm" draw:fill="none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0_and_20_Content-outline1">
      <style:graphic-properties fo:min-height="11.83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Liberation Serif" fo:font-size="24pt" style:font-size-asian="24pt" style:font-size-complex="24pt" fo:hyphenate="false"/>
    </style:style>
    <style:style style:name="P4" style:family="paragraph">
      <style:paragraph-properties fo:margin-left="0cm" fo:margin-right="0cm" fo:text-indent="0cm" loext:tab-stop-distance="2.54cm">
        <style:tab-stops/>
      </style:paragraph-properties>
    </style:style>
    <style:style style:name="P5" style:family="paragraph">
      <style:paragraph-properties fo:margin-left="0cm" fo:margin-right="0cm" fo:line-height="100%" fo:text-indent="0cm" loext:tab-stop-distance="2.54cm">
        <style:tab-stops/>
      </style:paragraph-properties>
      <style:text-properties style:font-name="Liberation Serif"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indent="0cm" loext:tab-stop-distance="2.54cm">
        <style:tab-stops/>
      </style:paragraph-properties>
      <style:text-properties style:font-name="Liberation Serif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Liberation Serif" fo:font-size="24pt" style:font-size-asian="24pt" style:font-size-complex="24pt"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erif"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Liberation Serif" fo:font-size="24pt" style:font-size-asian="24pt" style:font-size-complex="24pt" fo:hyphenate="false" loext:hyphenation-no-caps="false" loext:hyphenation-no-last-word="false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Liberation Serif" fo:font-size="24pt" style:font-size-asian="24pt" style:font-size-complex="24pt" fo:hyphenate="false"/>
    </style:style>
    <style:style style:name="P12" style:family="paragraph">
      <style:paragraph-properties fo:margin-left="0cm" fo:margin-right="0cm" fo:text-indent="0cm" loext:tab-stop-distance="2.54cm">
        <style:tab-stops/>
      </style:paragraph-properties>
      <style:text-properties style:font-name="Liberation Serif" fo:font-size="24pt" style:font-size-asian="24pt" style:font-size-complex="24pt"/>
    </style:style>
    <style:style style:name="P13" style:family="paragraph">
      <style:paragraph-properties fo:margin-left="0cm" fo:margin-right="0cm" fo:text-indent="0cm" loext:tab-stop-distance="2.54cm">
        <style:tab-stops/>
      </style:paragraph-properties>
      <style:text-properties style:font-name="Liberation Serif" fo:font-size="24pt" style:font-size-asian="24pt" style:font-size-complex="24pt" fo:hyphenate="false" loext:hyphenation-no-caps="false" loext:hyphenation-no-last-word="false"/>
    </style:style>
    <style:style style:name="P14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Liberation Serif" fo:font-size="24pt" style:font-size-asian="24pt" style:font-size-complex="24pt"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Liberation Serif" fo:font-size="24pt" style:font-size-asian="24pt" style:font-size-complex="24pt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iberation Serif" fo:font-size="24pt" style:font-size-asian="24pt" style:font-size-complex="24pt" fo:hyphenate="false" loext:hyphenation-no-caps="false" loext:hyphenation-no-last-word="false"/>
    </style:style>
    <style:style style:name="P17" style:family="paragraph">
      <style:paragraph-properties fo:margin-left="0cm" fo:margin-right="0cm" fo:margin-top="0cm" fo:margin-bottom="0cm" fo:line-height="100%" fo:text-indent="0cm" loext:tab-stop-distance="2.54cm">
        <style:tab-stops>
          <style:tab-stop style:position="0cm"/>
        </style:tab-stops>
      </style:paragraph-properties>
      <style:text-properties style:font-name="Liberation Serif" fo:font-size="24pt" style:font-size-asian="24pt" style:font-size-complex="24pt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indent="0cm" loext:tab-stop-distance="2.54cm">
        <style:tab-stops/>
      </style:paragraph-properties>
      <style:text-properties style:font-name="Liberation Serif" fo:font-size="24pt" style:font-size-asian="24pt" style:font-size-complex="24pt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indent="0cm" loext:tab-stop-distance="2.54cm">
        <style:tab-stops>
          <style:tab-stop style:position="0cm"/>
        </style:tab-stops>
      </style:paragraph-properties>
      <style:text-properties style:font-name="Liberation Serif"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indent="0cm" loext:tab-stop-distance="2.54cm">
        <style:tab-stops>
          <style:tab-stop style:position="0cm"/>
        </style:tab-stops>
      </style:paragraph-properties>
      <style:text-properties style:font-name="Liberation Serif" fo:font-size="24pt" style:font-size-asian="24pt" style:font-size-complex="24pt"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iberation Serif" fo:font-size="24pt" style:font-size-asian="24pt" style:font-size-complex="24pt" fo:hyphenate="false" loext:hyphenation-no-caps="false" loext:hyphenation-no-last-word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text-indent="0cm" loext:tab-stop-distance="2.54cm">
        <style:tab-stops/>
      </style:paragraph-properties>
      <style:text-properties loext:hyphenation-no-caps="false" loext:hyphenation-no-last-word="false"/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iberation Seri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iberation Serif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6pt" fo:letter-spacing="normal" fo:language="en" fo:country="US" fo:font-style="italic" style:text-underline-style="none" fo:font-weight="bold" fo:background-color="transparent" style:font-size-asian="26pt" style:font-style-asian="italic" style:font-weight-asian="bold" style:font-size-complex="26pt" style:font-style-complex="italic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6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6pt" style:font-style-asian="italic" style:font-weight-asian="bold" style:font-name-complex="Mangal" style:font-size-complex="26pt" style:font-style-complex="italic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6pt" fo:letter-spacing="normal" fo:language="en" fo:country="US" style:text-underline-style="none" fo:background-color="transparent" style:font-size-asian="26pt" style:font-size-complex="26pt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Liberation Sans" style:font-name-asian="Liberation Sans" style:font-name-complex="Liberation Sans"/>
    </style:style>
    <style:style style:name="T21" style:family="text">
      <style:text-properties style:font-name="Liberation Sans1" style:font-name-asian="Liberation Sans" style:font-name-complex="Liberation Sans"/>
    </style:style>
    <style:style style:name="T22" style:family="text">
      <style:text-properties style:font-name="Liberation Sans1" fo:font-style="italic" fo:font-weight="bold" style:font-name-asian="Liberation Sans" style:font-style-asian="italic" style:font-weight-asian="bold" style:font-name-complex="Liberation Sans" style:font-style-complex="italic" style:font-weight-complex="bold"/>
    </style:style>
    <style:style style:name="T23" style:family="text">
      <style:text-properties style:text-position="33% 58%" style:font-name="Liberation Sans1" style:font-name-asian="Liberation Sans" style:font-name-complex="Liberation Sans"/>
    </style:style>
    <style:style style:name="T24" style:family="text">
      <style:text-properties style:text-position="33% 58%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429cm"/>
        <style:text-properties fo:font-family="OpenSymbol" style:font-charset="x-symbol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1.429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635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 text:start-value="3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 text:start-value="3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1.429cm"/>
        <style:text-properties fo:font-family="OpenSymbol" style:font-charset="x-symbol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number text:level="1" style:num-format="" text:start-value="4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 text:start-value="4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)" style:num-format="1">
        <style:list-level-properties text:min-label-width="1.42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 text:start-value="5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oal-soal Latihan" draw:style-name="dp1" draw:master-page-name="Title_20_and_20_Content" presentation:presentation-page-layout-name="AL1T11">
        <draw:frame draw:name="Title 1" presentation:style-name="pr1" draw:text-style-name="P2" draw:layer="layout" svg:width="29.209cm" svg:height="3.681cm" svg:x="2.328cm" svg:y="0.02cm" presentation:class="title" presentation:user-transformed="true">
          <draw:text-box>
            <text:p text:style-name="P1"><text:span text:style-name="T1">Tugas 1</text:span></text:p>
          </draw:text-box>
        </draw:frame>
        <draw:frame draw:name="Content Placeholder 2" presentation:style-name="pr2" draw:text-style-name="P8" draw:layer="layout" svg:width="29.209cm" svg:height="12.086cm" svg:x="2.328cm" svg:y="4.446cm" presentation:class="outline" presentation:user-transformed="true">
          <draw:text-box>
            <text:list text:style-name="L2">
              <text:list-item>
                <text:p text:style-name="P3"><text:span text:style-name="T2">Buatlah </text:span><text:span text:style-name="T3">algoritma</text:span><text:span text:style-name="T2"> untuk mencari sisi miring dari suatu segitiga siku-siku, jika </text:span><text:span text:style-name="T2">diketahui panjang sisi yang membentuk sudut dan siku-siku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put: a dan b, yaitu panjang sisi pembentuk sudut siku-siku</text:span></text:p>
                  </text:list-item>
                  <text:list-item>
                    <text:p text:style-name="P4"><text:span text:style-name="T2">Proses: </text:span><text:span text:style-name="T4">c</text:span><text:span text:style-name="T5">2</text:span><text:span text:style-name="T2"> = </text:span><text:span text:style-name="T4">a</text:span><text:span text:style-name="T5">2</text:span><text:span text:style-name="T2"> + </text:span><text:span text:style-name="T4">b</text:span><text:span text:style-name="T5">2</text:span></text:p>
                  </text:list-item>
                </text:list>
              </text:list-item>
            </text:list>
            <text:p text:style-name="P5"><text:span text:style-name="T5"/></text:p>
            <text:p text:style-name="P6"><text:span text:style-name="T3">Jawaban</text:span></text:p>
            <text:list text:style-name="L5">
              <text:list-item>
                <text:p text:style-name="P6"><text:span text:style-name="T2">Masukkan panjang sisi pertama ke dalam variabel </text:span><text:span text:style-name="T4">a</text:span></text:p>
              </text:list-item>
              <text:list-item>
                <text:p text:style-name="P7"><text:span text:style-name="T2">Masukkan panjang sisi pertama ke dalam variabel </text:span><text:span text:style-name="T4">b</text:span></text:p>
              </text:list-item>
              <text:list-item>
                <text:p text:style-name="P7"><text:span text:style-name="T6">Hitung c dengan persamaan </text:span><text:span text:style-name="T4">c</text:span><text:span text:style-name="T5">2</text:span><text:span text:style-name="T2"> = </text:span><text:span text:style-name="T4">a</text:span><text:span text:style-name="T5">2</text:span><text:span text:style-name="T2"> + </text:span><text:span text:style-name="T4">b</text:span><text:span text:style-name="T5">2</text:span></text:p>
              </text:list-item>
              <text:list-item>
                <text:p text:style-name="P7"><text:span text:style-name="T2">Tampilkan nilai </text:span><text:span text:style-name="T4">c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" draw:style-name="dp1" draw:master-page-name="Title_20_and_20_Content" presentation:presentation-page-layout-name="AL2T1">
        <draw:frame draw:name="Title 4" presentation:style-name="pr1" draw:text-style-name="P2" draw:layer="layout" svg:width="29.209cm" svg:height="3.681cm" svg:x="2.328cm" svg:y="0.02cm" presentation:class="title">
          <draw:text-box>
            <text:p text:style-name="P1"><text:span text:style-name="T1">Tugas 1</text:span></text:p>
          </draw:text-box>
        </draw:frame>
        <draw:frame presentation:style-name="pr4" draw:layer="layout" svg:width="29.209cm" svg:height="12.086cm" svg:x="2.328cm" svg:y="4.446cm" presentation:class="outline">
          <draw:text-box>
            <text:list text:style-name="L6">
              <text:list-item>
                <text:p text:style-name="P10"><text:span text:style-name="T2">Buat </text:span><text:span text:style-name="T3">algoritma</text:span><text:span text:style-name="T2"> untuk menentukan suatu bilangan genap atau ganjil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2">Input: suatu bilangan</text:span></text:p>
                  </text:list-item>
                  <text:list-item>
                    <text:p text:style-name="P11"><text:span text:style-name="T2">Output: genap/ ganjil / nol</text:span></text:p>
                  </text:list-item>
                </text:list>
              </text:list-item>
            </text:list>
            <text:p text:style-name="P12"><text:span text:style-name="T2"/></text:p>
            <text:p text:style-name="P12"><text:span text:style-name="T3">Jawaban</text:span></text:p>
            <text:list text:style-name="L5">
              <text:list-item>
                <text:p text:style-name="P13"><text:span text:style-name="T2">Masukkan suatu bilangan ke variabel </text:span><text:span text:style-name="T3">x</text:span></text:p>
              </text:list-item>
              <text:list-item>
                <text:p text:style-name="P13"><text:span text:style-name="T2">Jika </text:span><text:span text:style-name="T4">x</text:span><text:span text:style-name="T2"> sama dengan nol, maka tampilan teks “nol”</text:span></text:p>
              </text:list-item>
              <text:list-item>
                <text:p text:style-name="P13"><text:span text:style-name="T2">Jika </text:span><text:span text:style-name="T4">x </text:span><text:span text:style-name="T2">tidak sama dengan nol dan </text:span><text:span text:style-name="T3">x</text:span><text:span text:style-name="T2"> habis dibagi 2, maka tampilkan “genap”</text:span></text:p>
              </text:list-item>
              <text:list-item>
                <text:p text:style-name="P14"><text:span text:style-name="T2">Jika </text:span><text:span text:style-name="T4">x </text:span><text:span text:style-name="T2">tidak sama dengan nol dan </text:span><text:span text:style-name="T3">x</text:span><text:span text:style-name="T2"> tidak habis dibagi 2, maka tampilkan “ganjil”</text:span></text:p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draw:frame draw:name="Title 2" presentation:style-name="pr1" draw:text-style-name="P2" draw:layer="layout" svg:width="29.209cm" svg:height="3.681cm" svg:x="2.328cm" svg:y="0.02cm" presentation:class="title">
          <draw:text-box>
            <text:p text:style-name="P1"><text:span text:style-name="T1">Tugas 1</text:span></text:p>
          </draw:text-box>
        </draw:frame>
        <draw:frame presentation:style-name="pr4" draw:layer="layout" svg:width="29.209cm" svg:height="12.086cm" svg:x="2.328cm" svg:y="4.446cm" presentation:class="outline">
          <draw:text-box>
            <text:list text:style-name="L8">
              <text:list-item>
                <text:p text:style-name="P15"><text:span text:style-name="T2">Buat </text:span><text:span text:style-name="T3">algoritma </text:span><text:span text:style-name="T2">untuk menghitung akar-akar persamaan kuadrat dengan rumus:</text:span></text:p>
              </text:list-item>
            </text:list>
            <text:p text:style-name="P16"><text:span text:style-name="T3">D = b</text:span><text:span text:style-name="T7">2</text:span><text:span text:style-name="T3"> – 4 * a * c</text:span></text:p>
            <text:list text:style-name="L10">
              <text:list-item>
                <text:list>
                  <text:list-item>
                    <text:p text:style-name="P17"><text:span text:style-name="T2">Jika D &lt; 0 maka didapat akar imajiner</text:span></text:p>
                  </text:list-item>
                  <text:list-item>
                    <text:p text:style-name="P17"><text:span text:style-name="T6">Jika D = 0 maka didapatkan dua akar yang bernilai sama dari -b / (2</text:span><text:span text:style-name="T2">a)</text:span></text:p>
                  </text:list-item>
                  <text:list-item>
                    <text:p text:style-name="P18"><text:span text:style-name="T6">Jika D &gt; 0 maka didapatkan dua akar dan berbeda dari (</text:span><text:span text:style-name="T2">-b </text:span><text:span text:style-name="T8">±</text:span><text:span text:style-name="T2"> </text:span><text:span text:style-name="T8">√</text:span><text:span text:style-name="T2">D) / (2a) </text:span></text:p>
                  </text:list-item>
                </text:list>
              </text:list-item>
            </text:list>
            <text:p text:style-name="P19"><text:span text:style-name="T2"/></text:p>
            <text:p text:style-name="P19"><text:span text:style-name="T3">Jawaban</text:span></text:p>
            <text:list text:style-name="L5">
              <text:list-item>
                <text:p text:style-name="P20"><text:span text:style-name="T2">Masukkan bilangan ke variabel </text:span><text:span text:style-name="T4">a</text:span><text:span text:style-name="T2">, </text:span><text:span text:style-name="T4">b</text:span><text:span text:style-name="T2">, dan </text:span><text:span text:style-name="T4">c</text:span></text:p>
              </text:list-item>
              <text:list-item>
                <text:p text:style-name="P20"><text:span text:style-name="T2">Menghitung D</text:span></text:p>
              </text:list-item>
              <text:list-item>
                <text:p text:style-name="P20"><text:span text:style-name="T2">Jika D &lt; 0 maka tampilkan “akar imajiner”</text:span></text:p>
              </text:list-item>
              <text:list-item>
                <text:p text:style-name="P21"><text:span text:style-name="T6">Jika D = 0 maka proses akar sama dengan -b / (2</text:span><text:span text:style-name="T2">a) dan menampilkan akar</text:span></text:p>
              </text:list-item>
              <text:list-item>
                <text:p text:style-name="P15"><text:span text:style-name="T6">Jika D &gt; 0 maka proses akar pertama sama dengan (-b </text:span><text:span text:style-name="T9">+</text:span><text:span text:style-name="T6"> </text:span><text:span text:style-name="T9">√</text:span><text:span text:style-name="T6">D) / (2</text:span><text:span text:style-name="T6">a) <text:s/>dan akar </text:span><text:span text:style-name="T6">kedua sama dengan (</text:span><text:span text:style-name="T2">-b </text:span><text:span text:style-name="T8">-</text:span><text:span text:style-name="T2"> </text:span><text:span text:style-name="T8">√</text:span><text:span text:style-name="T2">D) / (2a) dan menampilkan kedua akarnya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" draw:style-name="dp1" draw:master-page-name="Title_20_and_20_Content" presentation:presentation-page-layout-name="AL2T1">
        <draw:frame draw:name="Title 1" presentation:style-name="pr1" draw:text-style-name="P2" draw:layer="layout" svg:width="29.209cm" svg:height="3.681cm" svg:x="2.328cm" svg:y="0.02cm" presentation:class="title">
          <draw:text-box>
            <text:p text:style-name="P1"><text:span text:style-name="T1">Tugas 1</text:span></text:p>
          </draw:text-box>
        </draw:frame>
        <draw:frame presentation:style-name="pr4" draw:layer="layout" svg:width="29.209cm" svg:height="12.086cm" svg:x="2.328cm" svg:y="4.446cm" presentation:class="outline">
          <draw:text-box>
            <text:list text:style-name="L12">
              <text:list-item>
                <text:p text:style-name="P22"><text:span text:style-name="T10">Buat </text:span><text:span text:style-name="T11">Algoritma</text:span><text:span text:style-name="T10"> mencari 10 bilangan genap pertama dan </text:span><text:span text:style-name="T10">jumlah totalnya!</text:span></text:p>
              </text:list-item>
            </text:list>
            <text:p text:style-name="P22"><text:span text:style-name="T12"/></text:p>
            <text:p text:style-name="P22"><text:span text:style-name="T11">Jawaban</text:span></text:p>
            <text:list text:style-name="L13">
              <text:list-item>
                <text:p text:style-name="P22"><text:span text:style-name="T10">Menginisiasikan variabel </text:span><text:span text:style-name="T13">bilangan</text:span><text:span text:style-name="T10"> sama dengan 1</text:span></text:p>
              </text:list-item>
              <text:list-item>
                <text:p text:style-name="P22"><text:span text:style-name="T10">Menginisiasikan variabel </text:span><text:span text:style-name="T13">total </text:span><text:span text:style-name="T10">sama dengan</text:span><text:span text:style-name="T10"> 0</text:span></text:p>
              </text:list-item>
              <text:list-item>
                <text:p text:style-name="P22"><text:span text:style-name="T10">Menginisiasikan variabel </text:span><text:span text:style-name="T11">counter</text:span><text:span text:style-name="T10"> sama dengan 1</text:span></text:p>
              </text:list-item>
              <text:list-item>
                <text:p text:style-name="P22"><text:span text:style-name="T14">Jika </text:span><text:span text:style-name="T15">bilangan </text:span><text:span text:style-name="T14">habis dibagi 2 maka total = total + bilangan, n</text:span><text:span text:style-name="T10">ilai </text:span><text:span text:style-name="T10">dari variabel bilangan ditambah 1, nilai dari variabel counter </text:span><text:span text:style-name="T10">ditambah 1</text:span></text:p>
              </text:list-item>
              <text:list-item>
                <text:p text:style-name="P22"><text:span text:style-name="T16">Jika counter sama dengan 10 maka hentikan program, jika </text:span><text:span text:style-name="T16">tidak maka nilai counter ditambah 1 dan ulangi ke langkah 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draw:frame draw:name="Title 3" presentation:style-name="pr1" draw:text-style-name="P2" draw:layer="layout" svg:width="29.209cm" svg:height="3.681cm" svg:x="2.328cm" svg:y="0.02cm" presentation:class="title">
          <draw:text-box>
            <text:p text:style-name="P1"><text:span text:style-name="T1">Tugas 1</text:span></text:p>
          </draw:text-box>
        </draw:frame>
        <draw:frame presentation:style-name="pr4" draw:layer="layout" svg:width="29.209cm" svg:height="12.086cm" svg:x="2.328cm" svg:y="4.446cm" presentation:class="outline">
          <draw:text-box>
            <text:list text:style-name="L14">
              <text:list-item>
                <text:p text:style-name="P23"><text:span text:style-name="T17">Buat </text:span><text:span text:style-name="T18">flowchart </text:span><text:span text:style-name="T17">dari 4 soal tadi!</text:span></text:p>
                <text:list>
                  <text:list-item>
                    <text:p text:style-name="P24"><text:span text:style-name="T17">Flowchart Soal No.1</text:span></text:p>
                  </text:list-item>
                </text:list>
              </text:list-item>
            </text:list>
          </draw:text-box>
        </draw:frame>
        <draw:g draw:style-name="gr2">
          <draw:custom-shape draw:style-name="gr3" draw:text-style-name="P25" xml:id="id1" draw:id="id1" draw:layer="layout" svg:width="4.445cm" svg:height="1.379cm" svg:x="14.711cm" svg:y="5.901cm">
            <text:p text:style-name="P25">MULA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5" xml:id="id2" draw:id="id2" draw:layer="layout" svg:width="5.08cm" svg:height="1.27cm" svg:x="14.393cm" svg:y="8.187cm">
            <text:p text:style-name="P25">INPUT <text:span text:style-name="T19">a</text:span></text:p>
            <draw:enhanced-geometry svg:viewBox="0 0 21600 21600" draw:glue-points="?f6 0 10800 ?f8 ?f11 10800 ?f9 21600 10800 ?f10 ?f5 10800" draw:text-areas="?f3 ?f3 ?f4 ?f4" draw:type="parallelogram" draw:modifiers="3426.4121235977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25" xml:id="id3" draw:id="id3" draw:layer="layout" svg:width="5.08cm" svg:height="1.27cm" svg:x="14.393cm" svg:y="10.473cm">
            <text:p text:style-name="P25">INPUT <text:span text:style-name="T19">b</text:span></text:p>
            <draw:enhanced-geometry svg:viewBox="0 0 21600 21600" draw:glue-points="?f6 0 10800 ?f8 ?f11 10800 ?f9 21600 10800 ?f10 ?f5 10800" draw:text-areas="?f3 ?f3 ?f4 ?f4" draw:type="parallelogram" draw:modifiers="3426.4121235977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25" xml:id="id4" draw:id="id4" draw:layer="layout" svg:width="5.715cm" svg:height="1.27cm" svg:x="14.076cm" svg:y="12.759cm">
            <text:p text:style-name="P25"><text:span text:style-name="T19">c</text:span> = <text:span text:style-name="T20">√</text:span><text:span text:style-name="T21">(</text:span><text:span text:style-name="T22">a</text:span><text:span text:style-name="T23">2</text:span><text:span text:style-name="T21"> + </text:span><text:span text:style-name="T22">b</text:span><text:span text:style-name="T23">2</text:span><text:span text:style-name="T21">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5" xml:id="id5" draw:id="id5" draw:layer="layout" svg:width="5.613cm" svg:height="1.27cm" svg:x="14.127cm" svg:y="15.045cm">
            <text:p text:style-name="P25">DISPLAY <text:span text:style-name="T19">c</text:span></text:p>
            <draw:enhanced-geometry svg:viewBox="0 0 21600 21600" draw:glue-points="?f6 0 10800 ?f8 ?f11 10800 ?f9 21600 10800 ?f10 ?f5 10800" draw:text-areas="?f3 ?f3 ?f4 ?f4" draw:type="parallelogram" draw:modifiers="3426.4121235977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7" draw:text-style-name="P26" draw:layer="layout" draw:type="line" svg:x1="16.934cm" svg:y1="7.28cm" svg:x2="16.933cm" svg:y2="8.187cm" draw:start-shape="id1" draw:start-glue-point="8" draw:end-shape="id2" draw:end-glue-point="5" svg:d="M16934 7280l-1 907" svg:viewBox="0 0 2 908">
            <text:p/>
          </draw:connector>
          <draw:connector draw:style-name="gr8" draw:text-style-name="P26" draw:layer="layout" draw:type="line" svg:x1="16.933cm" svg:y1="9.457cm" svg:x2="16.933cm" svg:y2="10.473cm" draw:start-shape="id2" draw:start-glue-point="8" draw:end-shape="id3" draw:end-glue-point="5" svg:d="M16933 9457v1016" svg:viewBox="0 0 1 1017">
            <text:p/>
          </draw:connector>
          <draw:connector draw:style-name="gr9" draw:text-style-name="P26" draw:layer="layout" draw:type="line" svg:x1="16.933cm" svg:y1="11.743cm" svg:x2="16.933cm" svg:y2="12.759cm" draw:start-shape="id3" draw:start-glue-point="8" draw:end-shape="id4" draw:end-glue-point="0" svg:d="M16933 11743v1016" svg:viewBox="0 0 1 1017">
            <text:p/>
          </draw:connector>
          <draw:connector draw:style-name="gr10" draw:text-style-name="P26" draw:layer="layout" draw:type="line" svg:x1="16.933cm" svg:y1="14.029cm" svg:x2="16.934cm" svg:y2="15.045cm" draw:start-shape="id4" draw:start-glue-point="2" draw:end-shape="id5" draw:end-glue-point="5" svg:d="M16933 14029l1 1016" svg:viewBox="0 0 2 1017">
            <text:p/>
          </draw:connector>
          <draw:custom-shape draw:style-name="gr11" draw:text-style-name="P25" xml:id="id6" draw:id="id6" draw:layer="layout" svg:width="5.08cm" svg:height="1.379cm" svg:x="14.393cm" svg:y="17.331cm">
            <text:p text:style-name="P25">SELESA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26" draw:layer="layout" draw:type="line" svg:x1="16.934cm" svg:y1="16.315cm" svg:x2="16.933cm" svg:y2="17.331cm" draw:start-shape="id5" draw:start-glue-point="8" draw:end-shape="id6" draw:end-glue-point="4" svg:d="M16934 16315l-1 1016" svg:viewBox="0 0 2 1017">
            <text:p/>
          </draw:connector>
        </draw:g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draw:custom-shape draw:style-name="gr3" draw:text-style-name="P25" xml:id="id7" draw:id="id7" draw:layer="layout" svg:width="4.445cm" svg:height="1.379cm" svg:x="4.681cm" svg:y="3.835cm">
          <text:p text:style-name="P25">MULA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5" xml:id="id8" draw:id="id8" draw:layer="layout" svg:width="6.562cm" svg:height="1.27cm" svg:x="3.622cm" svg:y="5.955cm">
          <text:p text:style-name="P25">INPUT <text:span text:style-name="T19">a, b, c</text:span></text:p>
          <draw:enhanced-geometry svg:viewBox="0 0 21600 21600" draw:glue-points="?f6 0 10800 ?f8 ?f11 10800 ?f9 21600 10800 ?f10 ?f5 10800" draw:text-areas="?f3 ?f3 ?f4 ?f4" draw:type="parallelogram" draw:modifiers="3426.4121235977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5" xml:id="id9" draw:id="id9" draw:layer="layout" svg:width="5.715cm" svg:height="1.27cm" svg:x="4.046cm" svg:y="7.921cm">
          <text:p text:style-name="P25"><text:span text:style-name="T19">D</text:span> = <text:span text:style-name="T19">b</text:span><text:span text:style-name="T24">2</text:span> – 4<text:span text:style-name="T19">ac</text:span></text:p>
          <draw:enhanced-geometry svg:viewBox="0 0 21600 21600" draw:type="rectangle" draw:enhanced-path="M 0 0 L 21600 0 21600 21600 0 21600 0 0 Z N"/>
        </draw:custom-shape>
        <draw:connector draw:style-name="gr7" draw:text-style-name="P26" draw:layer="layout" draw:type="line" svg:x1="6.904cm" svg:y1="5.214cm" svg:x2="6.903cm" svg:y2="5.955cm" draw:start-shape="id7" draw:start-glue-point="8" draw:end-shape="id8" draw:end-glue-point="5" svg:d="M6904 5214l-1 741" svg:viewBox="0 0 2 742">
          <text:p/>
        </draw:connector>
        <draw:connector draw:style-name="gr9" draw:text-style-name="P26" draw:layer="layout" draw:type="line" svg:x1="6.903cm" svg:y1="7.225cm" svg:x2="6.903cm" svg:y2="7.921cm" draw:start-shape="id8" draw:start-glue-point="8" draw:end-shape="id9" draw:end-glue-point="0" svg:d="M6903 7225v696" svg:viewBox="0 0 1 697">
          <text:p/>
        </draw:connector>
        <draw:custom-shape draw:style-name="gr11" draw:text-style-name="P25" xml:id="id15" draw:id="id15" draw:layer="layout" svg:width="5.08cm" svg:height="1.379cm" svg:x="4.363cm" svg:y="17.188cm">
          <text:p text:style-name="P25">SELESA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0" draw:id="id10" draw:layer="layout" svg:width="4.445cm" svg:height="1.905cm" svg:x="4.681cm" svg:y="9.685cm">
          <text:p text:style-name="P25"><text:span text:style-name="T19">D</text:span> &l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27" draw:layer="layout" svg:width="1.23cm" svg:height="0.962cm" svg:x="9.044cm" svg:y="9.739cm">
          <draw:text-box>
            <text:p>Ya</text:p>
          </draw:text-box>
        </draw:frame>
        <draw:frame draw:style-name="gr15" draw:text-style-name="P27" draw:layer="layout" svg:width="2.026cm" svg:height="0.962cm" svg:x="6.979cm" svg:y="11.445cm">
          <draw:text-box>
            <text:p>Tidak</text:p>
          </draw:text-box>
        </draw:frame>
        <draw:connector draw:style-name="gr16" draw:text-style-name="P26" draw:layer="layout" draw:type="line" svg:x1="6.903cm" svg:y1="9.191cm" svg:x2="6.904cm" svg:y2="9.685cm" draw:start-shape="id9" draw:start-glue-point="2" draw:end-shape="id10" draw:end-glue-point="4" svg:d="M6903 9191l1 494" svg:viewBox="0 0 2 495">
          <text:p/>
        </draw:connector>
        <draw:custom-shape draw:style-name="gr17" draw:text-style-name="P28" xml:id="id12" draw:id="id12" draw:layer="layout" svg:width="6.562cm" svg:height="1.905cm" svg:x="10.795cm" svg:y="9.685cm">
          <text:p text:style-name="P28"><text:span text:style-name="T25">DISPLAY “akar Imajiner”</text:span></text:p>
          <draw:enhanced-geometry svg:viewBox="0 0 21600 21600" draw:glue-points="?f6 0 10800 ?f8 ?f11 10800 ?f9 21600 10800 ?f10 ?f5 10800" draw:text-areas="?f3 ?f3 ?f4 ?f4" draw:type="parallelogram" draw:modifiers="3426.4121235977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25" xml:id="id11" draw:id="id11" draw:layer="layout" svg:width="4.445cm" svg:height="1.905cm" svg:x="4.681cm" svg:y="12.181cm">
          <text:p text:style-name="P25"><text:span text:style-name="T19">D</text:span>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27" draw:layer="layout" svg:width="1.23cm" svg:height="0.962cm" svg:x="8.88cm" svg:y="12.307cm">
          <draw:text-box>
            <text:p>Ya</text:p>
          </draw:text-box>
        </draw:frame>
        <draw:frame draw:style-name="gr15" draw:text-style-name="P27" draw:layer="layout" svg:width="2.026cm" svg:height="0.962cm" svg:x="6.878cm" svg:y="13.922cm">
          <draw:text-box>
            <text:p>Tidak</text:p>
          </draw:text-box>
        </draw:frame>
        <draw:custom-shape draw:style-name="gr5" draw:text-style-name="P25" xml:id="id13" draw:id="id13" draw:layer="layout" svg:width="5.715cm" svg:height="1.27cm" svg:x="10.61cm" svg:y="12.498cm">
          <text:p text:style-name="P25"><text:span text:style-name="T19">akar</text:span> = -<text:span text:style-name="T19">b</text:span> / (2<text:span text:style-name="T19">a</text:span>)</text:p>
          <draw:enhanced-geometry svg:viewBox="0 0 21600 21600" draw:type="rectangle" draw:enhanced-path="M 0 0 L 21600 0 21600 21600 0 21600 0 0 Z N"/>
        </draw:custom-shape>
        <draw:custom-shape draw:style-name="gr17" draw:text-style-name="P28" xml:id="id14" draw:id="id14" draw:layer="layout" svg:width="6.562cm" svg:height="1.905cm" svg:x="17.423cm" svg:y="12.181cm">
          <text:p text:style-name="P28"><text:span text:style-name="T25">DISPLAY </text:span><text:span text:style-name="T19">akar</text:span></text:p>
          <draw:enhanced-geometry svg:viewBox="0 0 21600 21600" draw:glue-points="?f6 0 10800 ?f8 ?f11 10800 ?f9 21600 10800 ?f10 ?f5 10800" draw:text-areas="?f3 ?f3 ?f4 ?f4" draw:type="parallelogram" draw:modifiers="3426.4121235977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25" xml:id="id16" draw:id="id16" draw:layer="layout" svg:width="4.445cm" svg:height="1.905cm" svg:x="4.681cm" svg:y="14.741cm">
          <text:p text:style-name="P25"><text:span text:style-name="T19">D</text:span>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27" draw:layer="layout" svg:width="1.23cm" svg:height="0.962cm" svg:x="8.956cm" svg:y="14.802cm">
          <draw:text-box>
            <text:p>Ya</text:p>
          </draw:text-box>
        </draw:frame>
        <draw:frame draw:style-name="gr15" draw:text-style-name="P27" draw:layer="layout" svg:width="2.026cm" svg:height="0.962cm" svg:x="6.969cm" svg:y="16.361cm">
          <draw:text-box>
            <text:p>Tidak</text:p>
          </draw:text-box>
        </draw:frame>
        <draw:custom-shape draw:style-name="gr18" draw:text-style-name="P25" xml:id="id17" draw:id="id17" draw:layer="layout" svg:width="4.83cm" svg:height="1.452cm" svg:x="10.41cm" svg:y="14.967cm">
          <text:p text:style-name="P25"><text:span text:style-name="T19">akar1</text:span> = </text:p>
          <text:p text:style-name="P25">(-<text:span text:style-name="T19">b</text:span> + √<text:span text:style-name="T19">D</text:span>) / (<text:span text:style-name="T19">2a</text:span>)</text:p>
          <draw:enhanced-geometry svg:viewBox="0 0 21600 21600" draw:type="rectangle" draw:enhanced-path="M 0 0 L 21600 0 21600 21600 0 21600 0 0 Z N"/>
        </draw:custom-shape>
        <draw:custom-shape draw:style-name="gr19" draw:text-style-name="P25" xml:id="id18" draw:id="id18" draw:layer="layout" svg:width="5.225cm" svg:height="1.452cm" svg:x="18.27cm" svg:y="14.967cm">
          <text:p text:style-name="P25"><text:span text:style-name="T19">Akar2</text:span> =</text:p>
          <text:p text:style-name="P25">(-<text:span text:style-name="T19">b</text:span> - √<text:span text:style-name="T19">D</text:span>) / (<text:span text:style-name="T19">2a</text:span>)</text:p>
          <draw:enhanced-geometry svg:viewBox="0 0 21600 21600" draw:type="rectangle" draw:enhanced-path="M 0 0 L 21600 0 21600 21600 0 21600 0 0 Z N"/>
        </draw:custom-shape>
        <draw:custom-shape draw:style-name="gr20" draw:text-style-name="P28" xml:id="id19" draw:id="id19" draw:layer="layout" svg:width="8.996cm" svg:height="1.27cm" svg:x="24.13cm" svg:y="15.24cm">
          <text:p text:style-name="P28"><text:span text:style-name="T25">DISPLAY </text:span><text:span text:style-name="T19">akar1</text:span><text:span text:style-name="T25">, </text:span><text:span text:style-name="T19">akar2</text:span></text:p>
          <draw:enhanced-geometry svg:viewBox="0 0 21600 21600" draw:glue-points="?f6 0 10800 ?f8 ?f11 10800 ?f9 21600 10800 ?f10 ?f5 10800" draw:text-areas="?f3 ?f3 ?f4 ?f4" draw:type="parallelogram" draw:modifiers="1620.6934507429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1" draw:text-style-name="P26" draw:layer="layout" draw:type="line" svg:x1="6.904cm" svg:y1="11.59cm" svg:x2="6.904cm" svg:y2="12.181cm" draw:start-shape="id10" draw:start-glue-point="6" draw:end-shape="id11" draw:end-glue-point="4" svg:d="M6904 11590v591" svg:viewBox="0 0 1 592">
          <text:p/>
        </draw:connector>
        <draw:connector draw:style-name="gr22" draw:text-style-name="P26" draw:layer="layout" draw:type="line" svg:x1="9.126cm" svg:y1="10.638cm" svg:x2="11.315cm" svg:y2="10.638cm" draw:start-shape="id10" draw:start-glue-point="7" draw:end-shape="id12" draw:end-glue-point="9" svg:d="M9126 10638h2189" svg:viewBox="0 0 2190 1">
          <text:p/>
        </draw:connector>
        <draw:connector draw:style-name="gr23" draw:text-style-name="P26" draw:layer="layout" draw:type="line" svg:x1="9.126cm" svg:y1="13.134cm" svg:x2="10.61cm" svg:y2="13.133cm" draw:start-shape="id11" draw:start-glue-point="7" draw:end-shape="id13" draw:end-glue-point="3" svg:d="M9126 13134l1484-1" svg:viewBox="0 0 1485 2">
          <text:p/>
        </draw:connector>
        <draw:connector draw:style-name="gr24" draw:text-style-name="P26" draw:layer="layout" draw:type="line" svg:x1="16.325cm" svg:y1="13.133cm" svg:x2="17.943cm" svg:y2="13.134cm" draw:start-shape="id13" draw:start-glue-point="1" draw:end-shape="id14" draw:end-glue-point="9" svg:d="M16325 13133l1618 1" svg:viewBox="0 0 1619 2">
          <text:p/>
        </draw:connector>
        <draw:connector draw:style-name="gr25" draw:text-style-name="P26" draw:layer="layout" draw:type="lines" svg:x1="16.837cm" svg:y1="10.638cm" svg:x2="9.443cm" svg:y2="17.878cm" draw:start-shape="id12" draw:start-glue-point="6" draw:end-shape="id15" draw:end-glue-point="10" svg:d="M16837 10638h1020l-7914 7240h-500" svg:viewBox="0 0 8415 7241">
          <text:p/>
        </draw:connector>
        <draw:connector draw:style-name="gr26" draw:text-style-name="P26" draw:layer="layout" draw:type="line" svg:x1="6.904cm" svg:y1="14.086cm" svg:x2="6.904cm" svg:y2="14.741cm" draw:start-shape="id11" draw:start-glue-point="6" draw:end-shape="id16" draw:end-glue-point="4" svg:d="M6904 14086v655" svg:viewBox="0 0 1 656">
          <text:p/>
        </draw:connector>
        <draw:connector draw:style-name="gr27" draw:text-style-name="P26" draw:layer="layout" draw:type="line" svg:x1="9.126cm" svg:y1="15.694cm" svg:x2="10.41cm" svg:y2="15.693cm" draw:start-shape="id16" draw:start-glue-point="7" draw:end-shape="id17" draw:end-glue-point="3" svg:d="M9126 15694l1284-1" svg:viewBox="0 0 1285 2">
          <text:p/>
        </draw:connector>
        <draw:connector draw:style-name="gr28" draw:text-style-name="P26" draw:layer="layout" draw:type="line" svg:x1="6.904cm" svg:y1="16.646cm" svg:x2="6.903cm" svg:y2="17.188cm" draw:start-shape="id16" draw:start-glue-point="6" draw:end-shape="id15" draw:end-glue-point="4" svg:d="M6904 16646l-1 542" svg:viewBox="0 0 2 543">
          <text:p/>
        </draw:connector>
        <draw:connector draw:style-name="gr29" draw:text-style-name="P26" draw:layer="layout" draw:type="line" svg:x1="15.24cm" svg:y1="15.693cm" svg:x2="18.27cm" svg:y2="15.693cm" draw:start-shape="id17" draw:start-glue-point="1" draw:end-shape="id18" draw:end-glue-point="3" svg:d="M15240 15693h3030" svg:viewBox="0 0 3031 1">
          <text:p/>
        </draw:connector>
        <draw:connector draw:style-name="gr30" draw:text-style-name="P26" draw:layer="layout" draw:type="line" svg:x1="23.495cm" svg:y1="15.693cm" svg:x2="24.467cm" svg:y2="15.875cm" draw:start-shape="id18" draw:start-glue-point="1" draw:end-shape="id19" draw:end-glue-point="9" svg:d="M23495 15693l972 182" svg:viewBox="0 0 973 183">
          <text:p/>
        </draw:connector>
        <draw:connector draw:style-name="gr31" draw:text-style-name="P26" draw:layer="layout" draw:type="line" svg:x1="28.628cm" svg:y1="16.51cm" svg:x2="9.443cm" svg:y2="17.878cm" draw:start-shape="id19" draw:start-glue-point="8" draw:end-shape="id15" draw:end-glue-point="10" svg:d="M28628 16510l-19185 1368" svg:viewBox="0 0 19186 1369">
          <text:p/>
        </draw:connector>
        <draw:frame draw:name="Title 5" presentation:style-name="pr1" draw:text-style-name="P2" draw:layer="layout" svg:width="29.209cm" svg:height="3.681cm" svg:x="2.329cm" svg:y="0.021cm" presentation:class="title" presentation:user-transformed="true">
          <draw:text-box>
            <text:p text:style-name="P1"><text:span text:style-name="T1">Tugas 1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nstantia" svg:font-family="Constantia" style:font-pitch="variable"/>
    <style:font-face style:name="Constantia1" svg:font-family="Constantia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1" svg:font-family="'Noto Sans'" style:font-family-generic="system" style:font-pitch="variable"/>
    <style:font-face style:name="Oswald" svg:font-family="Oswald" style:font-pitch="variable"/>
    <style:font-face style:name="Oswald1" svg:font-family="Oswald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1.145cm" fo:min-width="0.055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1.145cm" fo:min-width="0.055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.032cm" fo:min-width="0.903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9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Custom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Custom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1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8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Title_20_and_20_Conten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9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0" style:family="paragraph">
      <style:paragraph-properties fo:text-align="center"/>
      <style:text-properties fo:font-size="18pt" style:font-size-asian="14pt" style:font-size-complex="1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8" draw:layer="layout" svg:width="0.615cm" svg:height="1.455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9" draw:layer="layout" svg:width="0.615cm" svg:height="1.455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10" draw:layer="layout" svg:width="1.455cm" svg:height="0.307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Slide Number Placeholder 15" presentation:style-name="Mpr2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6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7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8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Vertical Title 1" presentation:style-name="Mpr11" draw:text-style-name="MP14" draw:layer="backgroundobjects" svg:width="7.302cm" svg:height="16.143cm" svg:x="24.236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12" draw:text-style-name="MP17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13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14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7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Date Placeholder 2" presentation:style-name="Mpr18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3" presentation:style-name="Mpr18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4" presentation:style-name="Mpr19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Custom_20_Layout-title" draw:layer="backgroundobjects" svg:width="0.001cm" svg:height="0.001cm" svg:x="0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2" draw:text-style-name="MP14" draw:layer="backgroundobjects" svg:width="29.209cm" svg:height="3.681cm" svg:x="2.328cm" svg:y="0.02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23" draw:text-style-name="MP17" draw:layer="backgroundobjects" svg:width="29.209cm" svg:height="12.086cm" svg:x="2.328cm" svg:y="4.446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24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25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8" draw:text-style-name="MP7" draw:layer="backgroundobjects" svg:width="29.209cm" svg:height="7.923cm" svg:x="2.311cm" svg:y="4.74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Text Placeholder 2" presentation:style-name="Mpr29" draw:text-style-name="MP22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21"><text:span text:style-name="MT9">Click to edit Master text styles</text:span></text:p>
            </text:list-item>
          </text:list>
        </draw:text-box>
      </draw:frame>
      <draw:frame draw:name="Date Placeholder 3" presentation:style-name="Mpr30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30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31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8.278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34" draw:text-style-name="MP14" draw:layer="backgroundobjects" svg:width="29.209cm" svg:height="3.681cm" svg:x="2.328cm" svg:y="0.131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35" draw:text-style-name="MP17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5" draw:text-style-name="MP17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5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6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5" presentation:style-name="Mpr36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6" presentation:style-name="Mpr37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8" draw:style-name="Mgr5" draw:text-style-name="MP8" draw:layer="layout" svg:width="0.615cm" svg:height="1.455cm" svg:x="1.13cm" svg:y="1.2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9" draw:style-name="Mgr6" draw:text-style-name="MP9" draw:layer="layout" svg:width="0.615cm" svg:height="1.455cm" svg:x="0.411cm" svg:y="1.2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0" draw:style-name="Mgr7" draw:text-style-name="MP10" draw:layer="layout" svg:width="1.455cm" svg:height="0.307cm" draw:transform="rotate (-1.5707963267949) translate (0.308cm 1.244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0" draw:text-style-name="MP14" draw:layer="backgroundobjects" svg:width="29.209cm" svg:height="3.681cm" svg:x="2.333cm" svg:y="0.09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Text Placeholder 2" presentation:style-name="Mpr41" draw:text-style-name="MP22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21"><text:span text:style-name="MT10">Click to edit Master text styles</text:span></text:p>
            </text:list-item>
          </text:list>
        </draw:text-box>
      </draw:frame>
      <draw:frame draw:name="Content Placeholder 3" presentation:style-name="Mpr42" draw:text-style-name="MP17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5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1" draw:text-style-name="MP22" draw:layer="backgroundobjects" svg:width="14.397cm" svg:height="2.288cm" svg:x="17.145cm" svg:y="4.67cm" presentation:class="outline" presentation:user-transformed="true">
        <draw:text-box>
          <text:p text:style-name="MP21"><text:span text:style-name="MT10">Click to edit Master text styles</text:span></text:p>
        </draw:text-box>
      </draw:frame>
      <draw:frame draw:name="Content Placeholder 5" presentation:style-name="Mpr42" draw:text-style-name="MP17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5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43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7" presentation:style-name="Mpr43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8" presentation:style-name="Mpr44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10" draw:style-name="Mgr5" draw:text-style-name="MP8" draw:layer="layout" svg:width="0.615cm" svg:height="1.455cm" svg:x="1.13cm" svg:y="0.9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1" draw:style-name="Mgr6" draw:text-style-name="MP9" draw:layer="layout" svg:width="0.615cm" svg:height="1.455cm" svg:x="0.411cm" svg:y="0.9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2" draw:style-name="Mgr7" draw:text-style-name="MP10" draw:layer="layout" svg:width="1.455cm" svg:height="0.307cm" draw:transform="rotate (-1.5707963267949) translate (0.308cm 0.949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7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Date Placeholder 2" presentation:style-name="Mpr48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3" presentation:style-name="Mpr48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4" presentation:style-name="Mpr49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Date Placeholder 1" presentation:style-name="Mpr52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2" presentation:style-name="Mpr52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3" presentation:style-name="Mpr53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6" draw:text-style-name="MP23" draw:layer="backgroundobjects" svg:width="10.922cm" svg:height="4.444cm" svg:x="2.333cm" svg:y="1.27cm" presentation:class="title" presentation:user-transformed="true">
        <draw:text-box>
          <text:p text:style-name="MP13"><text:span text:style-name="MT11">Click to edit Master title style</text:span></text:p>
        </draw:text-box>
      </draw:frame>
      <draw:frame draw:name="Content Placeholder 2" presentation:style-name="Mpr57" draw:text-style-name="MP23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5"><text:span text:style-name="MT12">Click to edit Master text styles</text:span></text:p>
              <text:list>
                <text:list-item>
                  <text:p text:style-name="MP16"><text:span text:style-name="MT5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7" draw:text-style-name="MP24" draw:layer="backgroundobjects" svg:width="10.922cm" svg:height="10.587cm" svg:x="2.333cm" svg:y="5.715cm" presentation:class="outline" presentation:user-transformed="true">
        <draw:text-box>
          <text:p text:style-name="MP21"><text:span text:style-name="MT13">Click to edit Master text styles</text:span></text:p>
        </draw:text-box>
      </draw:frame>
      <draw:frame draw:name="Date Placeholder 4" presentation:style-name="Mpr58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5" presentation:style-name="Mpr58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6" presentation:style-name="Mpr59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62" draw:text-style-name="MP23" draw:layer="backgroundobjects" svg:width="10.922cm" svg:height="4.444cm" svg:x="2.333cm" svg:y="1.27cm" presentation:class="title" presentation:user-transformed="true">
        <draw:text-box>
          <text:p text:style-name="MP13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63" draw:text-style-name="MP24" draw:layer="backgroundobjects" svg:width="10.922cm" svg:height="10.587cm" svg:x="2.333cm" svg:y="5.715cm" presentation:class="outline" presentation:user-transformed="true">
        <draw:text-box>
          <text:p text:style-name="MP21"><text:span text:style-name="MT13">Click to edit Master text styles</text:span></text:p>
        </draw:text-box>
      </draw:frame>
      <draw:frame draw:name="Date Placeholder 4" presentation:style-name="Mpr64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5" presentation:style-name="Mpr64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6" presentation:style-name="Mpr65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68" draw:text-style-name="MP14" draw:layer="backgroundobjects" svg:width="29.209cm" svg:height="3.681cm" svg:x="2.328cm" svg:y="0.02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69" draw:text-style-name="MP17" draw:layer="backgroundobjects" svg:width="29.209cm" svg:height="12.086cm" svg:x="2.328cm" svg:y="4.446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0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70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71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8" draw:text-style-name="MP8" draw:layer="backgroundobjects" svg:width="0.615cm" svg:height="1.455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9" draw:text-style-name="MP9" draw:layer="backgroundobjects" svg:width="0.615cm" svg:height="1.455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10" draw:text-style-name="MP10" draw:layer="backgroundobjects" svg:width="1.455cm" svg:height="0.307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Title_20_and_20_Content_5f_-title" draw:layer="backgroundobjects" svg:width="0.001cm" svg:height="0.001cm" svg:x="0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dc:creator>Mifta Nur Farid</dc:creator>
    <meta:editing-cycles>231</meta:editing-cycles>
    <meta:creation-date>2019-02-05T13:09:25</meta:creation-date>
    <dc:date>2024-03-24T03:40:51.862528016</dc:date>
    <meta:editing-duration>P1DT18H17M29S</meta:editing-duration>
    <meta:generator>LibreOffice/7.6.5.2$Linux_X86_64 LibreOffice_project/60$Build-2</meta:generator>
    <meta:document-statistic meta:object-count="275"/>
    <meta:user-defined meta:name="AppVersion">16.0000</meta:user-defined>
    <meta:user-defined meta:name="PresentationFormat">Widescreen</meta:user-defined>
    <meta:user-defined meta:name="Slides" meta:value-type="float">29</meta:user-defined>
  </office:meta>
</office:document-meta>
</file>